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officeooo:rsid="0020fbfb" officeooo:paragraph-rsid="0020fbfb"/>
    </style:style>
    <style:style style:name="P2" style:family="paragraph" style:parent-style-name="Standard">
      <style:text-properties style:font-name="Arial" fo:font-size="12pt" officeooo:rsid="0020fbfb" officeooo:paragraph-rsid="0020fbfb" style:font-size-asian="12pt" style:font-size-complex="12pt"/>
    </style:style>
    <style:style style:name="P3" style:family="paragraph" style:parent-style-name="Standard">
      <style:text-properties style:font-name="Arial" fo:font-size="12pt" officeooo:rsid="0022d72c" officeooo:paragraph-rsid="0022d72c" style:font-size-asian="12pt" style:font-size-complex="12pt"/>
    </style:style>
    <style:style style:name="P4" style:family="paragraph" style:parent-style-name="Standard">
      <style:text-properties style:font-name="Arial" fo:font-size="12pt" officeooo:rsid="0023069c" officeooo:paragraph-rsid="0023069c" style:font-size-asian="12pt" style:font-size-complex="12pt"/>
    </style:style>
    <style:style style:name="P5" style:family="paragraph" style:parent-style-name="Standard">
      <style:text-properties style:font-name="Arial" fo:font-size="12pt" officeooo:rsid="00257ee8" officeooo:paragraph-rsid="00257ee8" style:font-size-asian="12pt" style:font-size-complex="12pt"/>
    </style:style>
    <style:style style:name="P6" style:family="paragraph" style:parent-style-name="Standard">
      <style:text-properties officeooo:rsid="0023069c" officeooo:paragraph-rsid="0023069c"/>
    </style:style>
    <style:style style:name="P7" style:family="paragraph" style:parent-style-name="Standard">
      <style:text-properties style:font-name="Courier New" fo:font-size="8pt" officeooo:rsid="0023069c" officeooo:paragraph-rsid="0023069c" style:font-size-asian="8pt" style:font-size-complex="8pt"/>
    </style:style>
    <style:style style:name="P8" style:family="paragraph" style:parent-style-name="Preformatted_20_Text">
      <style:text-properties fo:font-variant="normal" fo:text-transform="none" fo:color="#000000" style:font-name="Arial" fo:font-size="10.5pt" fo:letter-spacing="normal" fo:font-style="normal" fo:font-weight="normal" officeooo:rsid="0023069c" officeooo:paragraph-rsid="0023069c"/>
    </style:style>
    <style:style style:name="P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Arial" fo:font-size="10.5pt" fo:letter-spacing="normal" fo:font-style="normal" fo:font-weight="normal"/>
    </style:style>
    <style:style style:name="P10" style:family="paragraph" style:parent-style-name="Text_20_body">
      <style:text-properties fo:color="#000000" style:font-name="Arial"/>
    </style:style>
    <style:style style:name="P11" style:family="paragraph" style:parent-style-name="Text_20_body">
      <style:text-properties style:font-name="Arial" fo:font-size="12pt" officeooo:rsid="00257ee8" officeooo:paragraph-rsid="00257ee8" style:font-size-asian="12pt" style:font-size-complex="12pt"/>
    </style:style>
    <style:style style:name="P12" style:family="paragraph" style:parent-style-name="Text_20_body">
      <style:text-properties officeooo:rsid="00257ee8" officeooo:paragraph-rsid="00257ee8"/>
    </style:style>
    <style:style style:name="P13" style:family="paragraph" style:parent-style-name="Text_20_body">
      <style:text-properties officeooo:rsid="00257ee8" officeooo:paragraph-rsid="002d3b5b"/>
    </style:style>
    <style:style style:name="P14" style:family="paragraph" style:parent-style-name="Text_20_body">
      <style:text-properties officeooo:rsid="00257ee8" officeooo:paragraph-rsid="002f175c"/>
    </style:style>
    <style:style style:name="P15" style:family="paragraph" style:parent-style-name="Text_20_body">
      <style:text-properties officeooo:rsid="00257ee8" officeooo:paragraph-rsid="002ff3d6"/>
    </style:style>
    <style:style style:name="P16" style:family="paragraph" style:parent-style-name="Text_20_body">
      <style:text-properties officeooo:rsid="002a29ff" officeooo:paragraph-rsid="002a29ff"/>
    </style:style>
    <style:style style:name="P17" style:family="paragraph" style:parent-style-name="Text_20_body">
      <style:text-properties officeooo:rsid="002d3b5b" officeooo:paragraph-rsid="002d3b5b"/>
    </style:style>
    <style:style style:name="P18" style:family="paragraph" style:parent-style-name="Text_20_body">
      <style:text-properties officeooo:rsid="002f175c" officeooo:paragraph-rsid="002f175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2f175c" officeooo:paragraph-rsid="002f175c" style:font-weight-asian="bold" style:font-weight-complex="bold"/>
    </style:style>
    <style:style style:name="P21" style:family="paragraph" style:parent-style-name="Text_20_body">
      <style:text-properties officeooo:rsid="002ff3d6" officeooo:paragraph-rsid="002ff3d6"/>
    </style:style>
    <style:style style:name="P22" style:family="paragraph" style:parent-style-name="Text_20_body">
      <style:text-properties officeooo:rsid="002ff3d6" officeooo:paragraph-rsid="0031adde"/>
    </style:style>
    <style:style style:name="P23" style:family="paragraph" style:parent-style-name="Text_20_body">
      <style:text-properties officeooo:rsid="003c4715" officeooo:paragraph-rsid="003c4715"/>
    </style:style>
    <style:style style:name="P24" style:family="paragraph" style:parent-style-name="Text_20_body">
      <style:text-properties officeooo:rsid="0031a0d8" officeooo:paragraph-rsid="0031a0d8"/>
    </style:style>
    <style:style style:name="P25" style:family="paragraph" style:parent-style-name="Text_20_body">
      <style:text-properties officeooo:rsid="0040bc40" officeooo:paragraph-rsid="0040bc40"/>
    </style:style>
    <style:style style:name="P26" style:family="paragraph" style:parent-style-name="Text_20_body">
      <style:text-properties fo:font-variant="normal" fo:text-transform="none" fo:color="#1f1f1f" style:font-name="OpenSans" fo:font-size="10.5pt" fo:letter-spacing="normal" fo:font-style="normal" fo:font-weight="bold" officeooo:rsid="0040bc40" officeooo:paragraph-rsid="0040bc40"/>
    </style:style>
    <style:style style:name="P27" style:family="paragraph" style:parent-style-name="Text_20_body">
      <style:text-properties officeooo:rsid="0044df16" officeooo:paragraph-rsid="0044df16"/>
    </style:style>
    <style:style style:name="P28" style:family="paragraph" style:parent-style-name="Text_20_body">
      <style:text-properties officeooo:rsid="0044df16" officeooo:paragraph-rsid="00480327"/>
    </style:style>
    <style:style style:name="P29" style:family="paragraph" style:parent-style-name="Text_20_body">
      <style:text-properties officeooo:rsid="00461126" officeooo:paragraph-rsid="00461126"/>
    </style:style>
    <style:style style:name="P30" style:family="paragraph" style:parent-style-name="Text_20_body">
      <style:text-properties officeooo:rsid="00480327" officeooo:paragraph-rsid="00480327"/>
    </style:style>
    <style:style style:name="P31" style:family="paragraph" style:parent-style-name="Text_20_body">
      <style:text-properties officeooo:rsid="00497483" officeooo:paragraph-rsid="00497483"/>
    </style:style>
    <style:style style:name="P32" style:family="paragraph" style:parent-style-name="Text_20_body">
      <style:text-properties officeooo:rsid="004a3154" officeooo:paragraph-rsid="004a3154"/>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officeooo:rsid="002ff3d6" officeooo:paragraph-rsid="0040bc40"/>
    </style:style>
    <style:style style:name="P37" style:family="paragraph" style:parent-style-name="Text_20_body">
      <style:text-properties officeooo:rsid="004028e4" officeooo:paragraph-rsid="004dada4"/>
    </style:style>
    <style:style style:name="P38" style:family="paragraph" style:parent-style-name="Text_20_body">
      <style:text-properties officeooo:rsid="0031a0d8" officeooo:paragraph-rsid="0031a0d8"/>
    </style:style>
    <style:style style:name="P39" style:family="paragraph" style:parent-style-name="Text_20_body">
      <style:text-properties officeooo:rsid="00544f40" officeooo:paragraph-rsid="00544f40"/>
    </style:style>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list-style-name="L3">
      <style:paragraph-properties fo:margin-top="0in" fo:margin-bottom="0in" loext:contextual-spacing="false"/>
    </style:style>
    <style:style style:name="P42" style:family="paragraph" style:parent-style-name="Heading_20_1">
      <style:paragraph-properties fo:break-before="page"/>
    </style:style>
    <style:style style:name="P43" style:family="paragraph" style:parent-style-name="Heading_20_2">
      <style:text-properties style:font-name="Arial" fo:font-size="16pt" officeooo:rsid="0022d72c" officeooo:paragraph-rsid="0022d72c" style:font-size-asian="16pt" style:font-size-complex="16pt"/>
    </style:style>
    <style:style style:name="T1" style:family="text">
      <style:text-properties fo:font-variant="normal" fo:text-transform="none" fo:letter-spacing="normal" fo:font-style="normal" fo:font-weight="normal"/>
    </style:style>
    <style:style style:name="T2" style:family="text">
      <style:text-properties officeooo:rsid="00271c55"/>
    </style:style>
    <style:style style:name="T3" style:family="text">
      <style:text-properties fo:font-weight="bold" style:font-weight-asian="bold" style:font-weight-complex="bold"/>
    </style:style>
    <style:style style:name="T4" style:family="text">
      <style:text-properties fo:font-weight="bold" officeooo:rsid="002f175c" style:font-weight-asian="bold" style:font-weight-complex="bold"/>
    </style:style>
    <style:style style:name="T5" style:family="text">
      <style:text-properties fo:font-weight="bold" officeooo:rsid="00372fd4" style:font-weight-asian="bold" style:font-weight-complex="bold"/>
    </style:style>
    <style:style style:name="T6" style:family="text">
      <style:text-properties officeooo:rsid="002bdc88"/>
    </style:style>
    <style:style style:name="T7" style:family="text">
      <style:text-properties officeooo:rsid="002f175c"/>
    </style:style>
    <style:style style:name="T8" style:family="text">
      <style:text-properties style:font-name="Liberation Serif"/>
    </style:style>
    <style:style style:name="T9" style:family="text">
      <style:text-properties officeooo:rsid="002ff3d6"/>
    </style:style>
    <style:style style:name="T10" style:family="text">
      <style:text-properties officeooo:rsid="0031adde"/>
    </style:style>
    <style:style style:name="T11" style:family="text">
      <style:text-properties officeooo:rsid="0033213c"/>
    </style:style>
    <style:style style:name="T12" style:family="text">
      <style:text-properties officeooo:rsid="00355f2d"/>
    </style:style>
    <style:style style:name="T13" style:family="text">
      <style:text-properties officeooo:rsid="00372fd4"/>
    </style:style>
    <style:style style:name="T14" style:family="text">
      <style:text-properties officeooo:rsid="00398b13"/>
    </style:style>
    <style:style style:name="T15" style:family="text">
      <style:text-properties officeooo:rsid="0039a9d0"/>
    </style:style>
    <style:style style:name="T16" style:family="text">
      <style:text-properties officeooo:rsid="003e5c9c"/>
    </style:style>
    <style:style style:name="T17" style:family="text">
      <style:text-properties officeooo:rsid="00461126"/>
    </style:style>
    <style:style style:name="T18" style:family="text">
      <style:text-properties officeooo:rsid="00480327"/>
    </style:style>
    <style:style style:name="T19" style:family="text">
      <style:text-properties officeooo:rsid="004a3154"/>
    </style:style>
    <style:style style:name="T20" style:family="text">
      <style:text-properties officeooo:rsid="004dada4"/>
    </style:style>
    <style:style style:name="T21" style:family="text">
      <style:text-properties officeooo:rsid="004ff79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ols</text:h>
      <text:h text:style-name="Heading_20_2" text:outline-level="2">Foursquare</text:h>
      <text:p text:style-name="P1">library: Foursquare API (RestAPI)</text:p>
      <text:p text:style-name="P6"/>
      <text:p text:style-name="P8">My credentails:</text:p>
      <text:p text:style-name="P9">CLIENT_ID: WWBTWNSZFP50UEEBGV00MGOCHXEY1ORQWQLRNO0KLYZURLQI</text:p>
      <text:p text:style-name="P9">CLIENT_SECRET:NFQAIQUXJ0UYTEMS3USDDMQRCFJITUFG3N2KBPC43D3UTHBL</text:p>
      <text:p text:style-name="P9">OAUTH:ULSCKX5DXS1ZCKU2VGYH0AX3BX3MYK1ZHDTRD4XYYPCMJK0Q#_=_</text:p>
      <text:p text:style-name="P6"/>
      <text:h text:style-name="Heading_20_3" text:outline-level="3">Python Snippet</text:h>
      <text:p text:style-name="P7">CLIENT_ID = 'WWBTWNSZFP50UEEBGV00MGOCHXEY1ORQWQLRNO0KLYZURLQI' # your Foursquare ID</text:p>
      <text:p text:style-name="P7">CLIENT_SECRET = 'NFQAIQUXJ0UYTEMS3USDDMQRCFJITUFG3N2KBPC43D3UTHBL' # your Foursquare Secret</text:p>
      <text:p text:style-name="P7">GOOGLECODE='ULSCKX5DXS1ZCKU2VGYH0AX3BX3MYK1ZHDTRD4XYYPCMJK0Q#_=_'</text:p>
      <text:p text:style-name="P7">VERSION = '20180604'</text:p>
      <text:p text:style-name="P7">LIMIT = 30</text:p>
      <text:p text:style-name="P7">print('Your credentails:')</text:p>
      <text:p text:style-name="P7">print('CLIENT_ID: ' + CLIENT_ID)</text:p>
      <text:p text:style-name="P7">print('CLIENT_SECRET:' + CLIENT_SECRET)</text:p>
      <text:p text:style-name="P7">print('GOOGLECODE:' + GOOGLECODE)</text:p>
      <text:h text:style-name="Heading_20_2" text:outline-level="2">Folium</text:h>
      <text:p text:style-name="P10">Info: <text:span text:style-name="T1">folium makes it easy to visualize data that’s been manipulated in Python on an interactive leaflet map. It enables both the binding of data to a map for choropleth visualizations as well as passing rich vector/raster/HTML visualizations as markers on the map.</text:span></text:p>
      <text:p text:style-name="P2">library: import folium</text:p>
      <text:h text:style-name="P43" text:outline-level="2">Geocoder</text:h>
      <text:p text:style-name="P3">Info: module to convert an address into latitude and longitude values</text:p>
      <text:p text:style-name="P3">library: from geopy.geocoders import Nominatim</text:p>
      <text:p text:style-name="P3"/>
      <text:h text:style-name="Heading_20_1" text:outline-level="1">Google Cloud vs AWS: (2020 Comparison)</text:h>
      <text:p text:style-name="P4"><text:a xlink:type="simple" xlink:href="https://www.guru99.com/google-cloud-vs-aws.html" text:style-name="Internet_20_link" text:visited-style-name="Visited_20_Internet_20_Link">https://www.guru99.com/google-cloud-vs-aws.html</text:a></text:p>
      <text:p text:style-name="P4"/>
      <text:h text:style-name="P42" text:outline-level="1"><text:span text:style-name="T9">Project</text:span> description</text:h>
      <text:p text:style-name="P5"/>
      <text:p text:style-name="Text_20_body">For this week, you will required to submit the following:</text:p>
      <text:p text:style-name="P11"><text:span text:style-name="T8">A description of the problem and a discussion of the background. (</text:span><text:span text:style-name="Strong_20_Emphasis"><text:span text:style-name="T8">15 marks</text:span></text:span><text:span text:style-name="T8">)</text:span></text:p>
      <text:list xml:id="list4202137431" text:style-name="L1">
        <text:list-item>
          <text:p text:style-name="P33">A description of the data and how it will be used to solve the problem. (<text:span text:style-name="Strong_20_Emphasis">15 marks)</text:span></text:p>
        </text:list-item>
      </text:list>
      <text:p text:style-name="Text_20_body">For the second week, the final deliverables of the project will be:</text:p>
      <text:list xml:id="list4039958424" text:style-name="L2">
        <text:list-item>
          <text:p text:style-name="P40">A link to your Notebook on your Github repository, showing your code. (<text:span text:style-name="Strong_20_Emphasis">15 marks</text:span>)</text:p>
        </text:list-item>
        <text:list-item>
          <text:p text:style-name="P34">A full report consisting of all of the following components (<text:span text:style-name="Strong_20_Emphasis">15 marks</text:span>):</text:p>
        </text:list-item>
      </text:list>
      <text:list xml:id="list3795658911" text:style-name="L3">
        <text:list-item>
          <text:p text:style-name="P41">Introduction where you discuss the business problem and who would be interested in this project.</text:p>
        </text:list-item>
        <text:list-item>
          <text:p text:style-name="P41">Data where you describe the data that will be used to solve the problem and the source of the data.</text:p>
        </text:list-item>
        <text:list-item>
          <text:p text:style-name="P41">Methodology section which represents the main component of the report where you discuss and describe any exploratory data analysis that you did, any inferential statistical testing that you performed, if any, and what machine learnings were used and why.</text:p>
        </text:list-item>
        <text:list-item>
          <text:p text:style-name="P41">Results section where you discuss the results.</text:p>
        </text:list-item>
        <text:list-item>
          <text:p text:style-name="P41">Discussion section where you discuss any observations you noted and any recommendations you can make based on the results.</text:p>
        </text:list-item>
        <text:list-item>
          <text:p text:style-name="P35">Conclusion section where you conclude the report.</text:p>
        </text:list-item>
      </text:list>
      <text:p text:style-name="Text_20_body">3. Your choice of a presentation or blogpost. (<text:span text:style-name="Strong_20_Emphasis">10 marks</text:span>)</text:p>
      <text:p text:style-name="Text_20_body"/>
      <text:p text:style-name="P12">Una vecchia zia ha lasciato in eredità al sottoscritto un bel gruzzolo: 3 <text:s/>milioni di euro. Finalmente posso realizzare un mio sogno: aprire un ristorante di tendenza in una delle più belle città italiane.</text:p>
      <text:p text:style-name="P15">Ho sempre lavorato nel mondo della ristorazione e me la cavo bene in cucina. <text:span text:style-name="T16">Per seguire I miei sogni </text:span>sono andato in Giappone e ho trascorso 5 anni bellissimi imparando <text:span text:style-name="T16">i </text:span>segreti del Sushi. <text:span text:style-name="T16">Inoltre amo stare in mezzo ai giovani. Il mio sogno quindi è quello di aprire un Sushi Bar in una città universitaria dove ci siano tanti giovani. La scelta ricade su Bologna, </text:span>una città piena di giovani con una storica Università. <text:span text:style-name="T2">Il prezzo di apertura potrebbe essere più basso rispetto ad altre città. Di concorrenza ce ne sarebbe in ogni caso perchè Bologna è piena di locali. Non ci sono tanti turisti stranieri come a Roma o Milano, per cui aprire a Bologna avrebbe questa penalizzazione. Però la città è sensibile alle novità e questo è un punto a favore.</text:span></text:p>
      <text:p text:style-name="P23">Il business plan che verrà illustrato ha una valenza generale: chiunque voglia aprire un ristorante da qualche parte troverà utile la metodologia illustrata e gli esempi forniti. Le considerazioni fatte si possono applicare a qualunque città e a qualunque tipo di ristorante/pub/caffee shop etc etc.</text:p>
      <text:p text:style-name="P13">1) <text:span text:style-name="T4">Quanto costa aprire un ristorante nelle tre città</text:span>?</text:p>
      <text:p text:style-name="P14">Al momento non so quanto possa costare aprire un Ristorante Italiano/Giapponese/Messicano <text:span text:style-name="T9">a Milano/Roma/Bologna.</text:span></text:p>
      <text:p text:style-name="P21">C’è la licenza da pagare per la ristorazione e inoltre l’affitto del locale. Inoltre quanto potrebbe costare lo stipendio del personale nelle tre citttà?</text:p>
      <text:p text:style-name="P14"><text:soft-page-break/>Devo cercare di reperire informazioni a riguardo. <text:span text:style-name="T7">Sicuramente dipende dalla posizione rispetto al centro della vita mondana e ovviamente dalla città.</text:span></text:p>
      <text:p text:style-name="P20">2) La concorrenza</text:p>
      <text:p text:style-name="P18">Devo identificare per ciascuna città il numero di ristoranti delle tre tipologie che ci sono in una determinata area (500m, 1Km, 3Km). Questa informazione servirà per decidere la tipologia del ristorante. Voglio evitare la concorrenza? Oppure voglio affrontare il confronto con gli altri ristoranti perchè sono sicuro di poter offrire qualcosa di meglio?</text:p>
      <text:p text:style-name="P20"><text:span text:style-name="T13">3</text:span>) Che tipo di clientela voglio indirizzare?</text:p>
      <text:p text:style-name="P16">Inoltre devo chiarire quale tipo di clientela vuole indirizzare il ristorante: persone altolocate, giovani con budget limitato, turisti.</text:p>
      <text:p text:style-name="P16"><text:span text:style-name="T5">4</text:span><text:span text:style-name="T3">) </text:span><text:span text:style-name="T5">Posizione</text:span><text:span text:style-name="T3"> del ristorante</text:span></text:p>
      <text:p text:style-name="P16">L’affitto <text:span text:style-name="T14">nel centro di una grande città</text:span> è costoso, ma il centro di una grande città offre una clientela <text:s/>ricca e una visibilità maggiore. Ovviamente in centro ci sono tanti altri locali e quindi il mio ristorante dovrebbe confrontarsi con ristoranti concorrenti molto agguerriti e potrebbe soffrirne all’inizio dell’attività perchè nessuno mi conosce.</text:p>
      <text:p text:style-name="P16">Una valida alternativa potrebbe essere aprire il locale in una zona un po decentrata <text:s/>dove la concorrenza è minore e anche gli affitti sono più abbordabili. La co<text:span text:style-name="T6">n</text:span>troindicazione è che una locazione periferica potrebbe essere penalizzante per il tipo della clientela, che potrebbe essere solo di persone locali che vogliono spendere il giusto, ma senza concedersi una esperienza particolare.</text:p>
      <text:p text:style-name="P17">Quindi si deve effettuare un’analisi per capire come cambiano le tipologie di ristoranti <text:s/>allontanandosi dal centro di 1Km, 2Km, 3Km.</text:p>
      <text:p text:style-name="P19"><text:span text:style-name="T13">5</text:span>) Digital <text:span text:style-name="T15">visibility</text:span></text:p>
      <text:p text:style-name="Text_20_body">Oggi tanti ristoranti sono <text:span text:style-name="T15">online</text:span>. Le prenotazioni si fanno tramite il cellulare. Tanti ormai usano il cellulare per selezionare il ristorante dove andare a mangiare la sera del sabato.</text:p>
      <text:p text:style-name="Text_20_body">Quindi <text:span text:style-name="T6">sarebbe interessante identificare i vari ristoranti che hanno i maggiori click (Foursquare) e la tipologia della clientela (giovani, turisti stranieri, turisti italiani) Questo permetterebbe di capire anche il tipo di clientela che frequenta le varie tipologie di ristoranti.</text:span></text:p>
      <text:p text:style-name="Text_20_body"/>
      <text:p text:style-name="P21">Quindi riassumendo avrò bisogno dei seguenti dati.</text:p>
      <text:p text:style-name="P21">Devo avere informazioni sul costo della licenza per la ristorazione e sugli affitti in ciascuna città e in relazione alla posizione. Inoltre sarebbe utile anche avere qualche indicazione sul costo del personale nelle tre città. <text:span text:style-name="T11">Dopo avere reperito queste informazioni si potrà avere una stima del prezzo di apertura tramite una regressione lineare sui dati acquisiti.</text:span></text:p>
      <text:p text:style-name="P22">Per ogni città dovrò reperire l’elenco dei ristoranti delle tre tipologie, la loro locazione rispetto al centro della città. <text:span text:style-name="T11">Tramite un grafico Bubble Chart sarà possibile identificare le zone con maggiore concentrazione di locali e le varie tipologie di ristorante.</text:span></text:p>
      <text:p text:style-name="P22">Per ciascun ristorante dovrò analizzare il numero di click ricevuti e i commenti. <text:span text:style-name="T12">Da questi dati</text:span> <text:span text:style-name="T13">potrò</text:span> capire l’età della clientela in relazione al tipo di ristorante e alla posizione del ristorante stesso.</text:p>
      <text:p text:style-name="P24"><text:soft-page-break/>Per identificare la città <text:span text:style-name="T12">sarà</text:span> <text:span text:style-name="T12">utile</text:span> sapere il numero di eventi mondani/sportivi che ci sono nelle varie città. A ciascuna città dovrebbe essere assegnato un peso in base al numero degli eventi <text:span text:style-name="T10">che vi si svolgono.</text:span></text:p>
      <text:p text:style-name="P24"/>
      <text:p text:style-name="P39">Provare a fare git pull e verificare che funzioni tutto</text:p>
      <text:p text:style-name="P37"/>
      <text:p text:style-name="P25">Feedback</text:p>
      <text:p text:style-name="P26">Excellent. The problem is clearly explained and I totally understand the background related to the problem and why it is important to solve. Also, the target audience is clearly stated.</text:p>
      <text:p text:style-name="P26"/>
      <text:p text:style-name="P26">Excellent. The student provides a comprehensive description of the data. The student also provides an example to give a better idea of what features can be extracted from the data, even if it is the Foursquare dataset.</text:p>
      <text:p text:style-name="P36"/>
      <text:p text:style-name="P27">Input per presentazione</text:p>
      <text:p text:style-name="P27">Ho ereditato <text:span text:style-name="T18">una grande somma </text:span>da una zia morta...Posso realizzare il mio sogno: aprire un sush<text:span text:style-name="T19">i</text:span> bar…mi <text:span text:style-name="T19">piace</text:span> la cucina giapponese….<text:span text:style-name="T18">ho studiato in giappone...posso realizzare il mio sogno</text:span></text:p>
      <text:p text:style-name="P27">ma dove????</text:p>
      <text:p text:style-name="P27">La scelta ricade su Bologna: <text:span text:style-name="T17">immagine delle torri degli asinelli</text:span></text:p>
      <text:p text:style-name="P27">dove aprire? In una zona isolata oppure nel <text:span text:style-name="T18">c</text:span>entro storico?….<text:span text:style-name="T18">la zona isolata ha dei vantaggi ...poca concorrenza, affitti più bassi...ma poca movida, clienti poveri...poco movimentata. Il centro è pieno di vita,di giovani,di turisti..anche stranieri...però gli affitti costano di più e c’è sicuramente molta concorrenza</text:span></text:p>
      <text:p text:style-name="P29">sono convinto di essere il migliore sushi man del mondo...quindi voglio aprire nella zona di bologna più allamoda, piena di gente, magari vicina alla università …..piena di giovani….</text:p>
      <text:p text:style-name="P30">Voglio identificare allora il quartiere di bologna più alla moda, più ricco di locali,magari vicino all’università….miaspetto che la densità di popolazione di bolognesi sia bassa...devo identificare il quartiere con meno residenti,ma con tanti locali </text:p>
      <text:p text:style-name="P28">Identifico I quartieri di bologna: Borgo Panigale-Reno, San Donato-San Vitale, Navile, Porto Saragozza, Santo Stefano (immagini)</text:p>
      <text:p text:style-name="P32">li confronto in base alla densità di popolazi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07:01:30.401518557</meta:creation-date>
    <meta:generator>LibreOffice/6.0.7.3$Linux_X86_64 LibreOffice_project/00m0$Build-3</meta:generator>
    <dc:date>2020-04-24T12:28:09.627428402</dc:date>
    <meta:editing-duration>P1DT2H34M26S</meta:editing-duration>
    <meta:editing-cycles>38</meta:editing-cycles>
    <meta:document-statistic meta:table-count="0" meta:image-count="0" meta:object-count="0" meta:page-count="4" meta:paragraph-count="75" meta:word-count="1315" meta:character-count="8785" meta:non-whitespace-character-count="7548"/>
  </office:meta>
</office:document-meta>
</file>